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xtSerializer.setOutputStream(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TextSerializer.configure( Configuration 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TextSerializ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TextSerializ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xtSerializer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xtSerializer.getPageSize( final String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TextSerializ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xtSerializer.getOrientation( final String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TextSerializer.shouldS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xtSerializ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